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6.6951in" fo:margin-left="0in" fo:margin-right="-0.0021in" table:align="margins"/>
    </style:style>
    <style:style style:name="Tabela1.A" style:family="table-column">
      <style:table-column-properties style:column-width="6.2826in" style:rel-column-width="61497*"/>
    </style:style>
    <style:style style:name="Tabela1.B" style:family="table-column">
      <style:table-column-properties style:column-width="0.4125in" style:rel-column-width="4038*"/>
    </style:style>
    <style:style style:name="Tabela1.A1" style:family="table-cell">
      <style:table-cell-properties fo:padding="0.0382in" fo:border="none"/>
    </style:style>
    <style:style style:name="Tabela1.B4" style:family="table-cell" style:data-style-name="N0">
      <style:table-cell-properties fo:padding="0.0382in" fo:border="none"/>
    </style:style>
    <style:style style:name="P1" style:family="paragraph" style:parent-style-name="Standard">
      <style:text-properties style:font-name="PT Sans"/>
    </style:style>
    <style:style style:name="P2" style:family="paragraph" style:parent-style-name="Standard">
      <style:paragraph-properties fo:text-align="center" style:justify-single-word="false"/>
      <style:text-properties style:font-name="PT 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PT Sans"/>
    </style:style>
    <style:style style:name="P4" style:family="paragraph" style:parent-style-name="Standard">
      <style:paragraph-properties fo:text-align="end" style:justify-single-word="false"/>
      <style:text-properties style:font-name="PT Sans"/>
    </style:style>
    <style:style style:name="P5" style:family="paragraph" style:parent-style-name="Standard">
      <style:text-properties style:font-name="PT Sans" fo:font-size="11pt" style:font-size-asian="11pt" style:font-size-complex="11pt"/>
    </style:style>
    <style:style style:name="P6" style:family="paragraph" style:parent-style-name="Standard">
      <style:text-properties style:font-name="PT Sans" fo:font-size="11pt" officeooo:paragraph-rsid="0003aa99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PT Sans" officeooo:rsid="0003aa99" officeooo:paragraph-rsid="0003aa99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PT Sans" fo:font-size="11pt" style:font-size-asian="11pt" style:font-size-complex="11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PT Sans" fo:font-size="11pt" officeooo:paragraph-rsid="0003aa99" style:font-size-asian="11pt" style:font-size-complex="11pt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style:font-name="PT Sans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PT Sans" officeooo:rsid="00068770" officeooo:paragraph-rsid="00068770"/>
    </style:style>
    <style:style style:name="P12" style:family="paragraph" style:parent-style-name="Standard">
      <style:text-properties style:font-name="PT Sans" fo:font-size="11pt" officeooo:paragraph-rsid="0006d5f2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PT Sans" officeooo:paragraph-rsid="0006d5f2"/>
    </style:style>
    <style:style style:name="P14" style:family="paragraph" style:parent-style-name="Standard" style:list-style-name="L1">
      <style:paragraph-properties fo:margin-left="0.4925in" fo:margin-right="0in" fo:text-indent="0in" style:auto-text-indent="false"/>
      <style:text-properties style:font-name="PT Sans" fo:font-size="11pt" officeooo:paragraph-rsid="0003aa99" style:font-size-asian="11pt" style:font-size-complex="11pt"/>
    </style:style>
    <style:style style:name="T1" style:family="text">
      <style:text-properties officeooo:rsid="0003aa99"/>
    </style:style>
    <style:style style:name="T2" style:family="text">
      <style:text-properties officeooo:rsid="00068770"/>
    </style:style>
    <style:style style:name="T3" style:family="text">
      <style:text-properties officeooo:rsid="0006d5f2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">Relatório Geral da Avaliação Educacional de Osasco de 2010</text:p>
          </table:table-cell>
          <table:covered-table-cell/>
        </table:table-row>
        <table:table-row>
          <table:table-cell table:style-name="Tabela1.A1" office:value-type="string">
            <text:p text:style-name="P3">Sumário</text:p>
          </table:table-cell>
          <table:table-cell table:style-name="Tabela1.A1" office:value-type="string">
            <text:p text:style-name="P3"/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APRESENTAÇÃO</text:p>
          </table:table-cell>
          <table:table-cell table:style-name="Tabela1.B4" office:value-type="float" office:value="8">
            <text:p text:style-name="P7">8</text:p>
          </table:table-cell>
        </table:table-row>
        <table:table-row>
          <table:table-cell table:style-name="Tabela1.A1" office:value-type="string">
            <text:p text:style-name="P5">Apresentando o Programa Escola Cidadã e Inclusiva</text:p>
          </table:table-cell>
          <table:table-cell table:style-name="Tabela1.B4" office:value-type="float" office:value="8">
            <text:p text:style-name="P7">8</text:p>
          </table:table-cell>
        </table:table-row>
        <table:table-row>
          <table:table-cell table:style-name="Tabela1.A1" office:value-type="string">
            <text:p text:style-name="P5">Apresentando o Processo de Avaliação e seu Histórico</text:p>
          </table:table-cell>
          <table:table-cell table:style-name="Tabela1.B4" office:value-type="float" office:value="9">
            <text:p text:style-name="P7">9</text:p>
          </table:table-cell>
        </table:table-row>
        <table:table-row>
          <table:table-cell table:style-name="Tabela1.A1" office:value-type="string">
            <text:p text:style-name="P5">Linha do Tempo</text:p>
          </table:table-cell>
          <table:table-cell table:style-name="Tabela1.B4" office:value-type="float" office:value="9">
            <text:p text:style-name="P7">9</text:p>
          </table:table-cell>
        </table:table-row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CAPÍTULO I – QUEM SOMOS</text:p>
          </table:table-cell>
          <table:table-cell table:style-name="Tabela1.B4" office:value-type="float" office:value="9">
            <text:p text:style-name="P7">9</text:p>
          </table:table-cell>
        </table:table-row>
        <table:table-row>
          <table:table-cell table:style-name="Tabela1.A1" office:value-type="string">
            <text:p text:style-name="P5">1. Apresentando o lugar e os sujeitos protagonistas</text:p>
          </table:table-cell>
          <table:table-cell table:style-name="Tabela1.B4" office:value-type="float" office:value="11">
            <text:p text:style-name="P7">11</text:p>
          </table:table-cell>
        </table:table-row>
        <table:table-row>
          <table:table-cell table:style-name="Tabela1.A1" office:value-type="string">
            <text:p text:style-name="P5">1.1. O município</text:p>
          </table:table-cell>
          <table:table-cell table:style-name="Tabela1.B4" office:value-type="float" office:value="11">
            <text:p text:style-name="P7">11</text:p>
          </table:table-cell>
        </table:table-row>
        <table:table-row>
          <table:table-cell table:style-name="Tabela1.A1" office:value-type="string">
            <text:p text:style-name="P5">1.2. As Unidades Educacionais</text:p>
          </table:table-cell>
          <table:table-cell table:style-name="Tabela1.B4" office:value-type="float" office:value="11">
            <text:p text:style-name="P7">11</text:p>
          </table:table-cell>
        </table:table-row>
        <table:table-row>
          <table:table-cell table:style-name="Tabela1.A1" office:value-type="string">
            <text:p text:style-name="P5">1.3. A composição da Rede</text:p>
          </table:table-cell>
          <table:table-cell table:style-name="Tabela1.B4" office:value-type="float" office:value="12">
            <text:p text:style-name="P7">12</text:p>
          </table:table-cell>
        </table:table-row>
        <table:table-row>
          <table:table-cell table:style-name="Tabela1.A1" office:value-type="string">
            <text:p text:style-name="P5">1.4. A Supervisão de Ensino</text:p>
          </table:table-cell>
          <table:table-cell table:style-name="Tabela1.B4" office:value-type="float" office:value="13">
            <text:p text:style-name="P7">13</text:p>
          </table:table-cell>
        </table:table-row>
        <table:table-row>
          <table:table-cell table:style-name="Tabela1.A1" office:value-type="string">
            <text:p text:style-name="P5">1.5. O Corpo Técnico Pedagógico (CTP)</text:p>
          </table:table-cell>
          <table:table-cell table:style-name="Tabela1.B4" office:value-type="float" office:value="13">
            <text:p text:style-name="P7">13</text:p>
          </table:table-cell>
        </table:table-row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CAPÍTULO II. METODOLOGIA</text:p>
          </table:table-cell>
          <table:table-cell table:style-name="Tabela1.B4" office:value-type="float" office:value="15">
            <text:p text:style-name="P7">15</text:p>
          </table:table-cell>
        </table:table-row>
        <table:table-row>
          <table:table-cell table:style-name="Tabela1.A1" office:value-type="string">
            <text:p text:style-name="P5">2.1. Foco da Avaliação</text:p>
          </table:table-cell>
          <table:table-cell table:style-name="Tabela1.B4" office:value-type="float" office:value="15">
            <text:p text:style-name="P7">15</text:p>
          </table:table-cell>
        </table:table-row>
        <table:table-row>
          <table:table-cell table:style-name="Tabela1.A1" office:value-type="string">
            <text:p text:style-name="P5">2.2. Dimensões e Indicadores de Avaliação</text:p>
          </table:table-cell>
          <table:table-cell table:style-name="Tabela1.B4" office:value-type="float" office:value="15">
            <text:p text:style-name="P7">15</text:p>
          </table:table-cell>
        </table:table-row>
        <table:table-row>
          <table:table-cell table:style-name="Tabela1.A1" office:value-type="string">
            <text:p text:style-name="P5">2.3. Instrumentos</text:p>
          </table:table-cell>
          <table:table-cell table:style-name="Tabela1.B4" office:value-type="float" office:value="19">
            <text:p text:style-name="P7">19</text:p>
          </table:table-cell>
        </table:table-row>
        <table:table-row>
          <table:table-cell table:style-name="Tabela1.A1" office:value-type="string">
            <text:p text:style-name="P5">2.4. Definição de Amostragem</text:p>
          </table:table-cell>
          <table:table-cell table:style-name="Tabela1.B4" office:value-type="float" office:value="20">
            <text:p text:style-name="P7">20</text:p>
          </table:table-cell>
        </table:table-row>
        <table:table-row>
          <table:table-cell table:style-name="Tabela1.A1" office:value-type="string">
            <text:p text:style-name="P5">2.5. Estratégias de Coleta de Dados</text:p>
          </table:table-cell>
          <table:table-cell table:style-name="Tabela1.B4" office:value-type="float" office:value="20">
            <text:p text:style-name="P7">20</text:p>
          </table:table-cell>
        </table:table-row>
        <table:table-row>
          <table:table-cell table:style-name="Tabela1.A1" office:value-type="string">
            <text:p text:style-name="P5">2.6. Análise e Interpretação dos Dados</text:p>
          </table:table-cell>
          <table:table-cell table:style-name="Tabela1.B4" office:value-type="float" office:value="21">
            <text:p text:style-name="P7">21</text:p>
          </table:table-cell>
        </table:table-row>
        <table:table-row>
          <table:table-cell table:style-name="Tabela1.A1" office:value-type="string">
            <text:p text:style-name="P8">2.6.1. Análise estatística e descritiva dos dados da rede de ensino por nível de atendimento</text:p>
          </table:table-cell>
          <table:table-cell table:style-name="Tabela1.B4" office:value-type="float" office:value="21">
            <text:p text:style-name="P7">21</text:p>
          </table:table-cell>
        </table:table-row>
        <table:table-row>
          <table:table-cell table:style-name="Tabela1.A1" office:value-type="string">
            <text:p text:style-name="P9">2.6.<text:span text:style-name="T1">2</text:span>. Análise dos resultados das dimensões por agrupamentos regionais, no caso da Educação Infantil</text:p>
          </table:table-cell>
          <table:table-cell table:style-name="Tabela1.B4" office:value-type="float" office:value="22">
            <text:p text:style-name="P4">22</text:p>
          </table:table-cell>
        </table:table-row>
        <table:table-row>
          <table:table-cell table:style-name="Tabela1.A1" office:value-type="string">
            <text:list xml:id="list923693564" text:style-name="L1">
              <text:list-item>
                <text:list>
                  <text:list-item>
                    <text:list>
                      <text:list-header>
                        <text:p text:style-name="P14"><text:span text:style-name="T1">2.6.3. </text:span>Análise dos resultados das dimensões por agrupamentos, segundo estratos do IDEB no caso do Ensino Fundamental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1.B4" office:value-type="float" office:value="24">
            <text:p text:style-name="P7">24</text:p>
          </table:table-cell>
        </table:table-row>
        <table:table-row>
          <table:table-cell table:style-name="Tabela1.A1" office:value-type="string">
            <text:p text:style-name="P8">2.6.<text:span text:style-name="T1">4</text:span>. Análise dos índices das unidades escolares por dimensão</text:p>
          </table:table-cell>
          <table:table-cell table:style-name="Tabela1.B4" office:value-type="float" office:value="26">
            <text:p text:style-name="P4">26</text:p>
          </table:table-cell>
        </table:table-row>
        <table:table-row>
          <table:table-cell table:style-name="Tabela1.A1" office:value-type="string">
            <text:p text:style-name="P8">2.6.<text:span text:style-name="T1">5</text:span>. Reflexão e aprendizagem compartilhada</text:p>
          </table:table-cell>
          <table:table-cell table:style-name="Tabela1.B4" office:value-type="float" office:value="26">
            <text:p text:style-name="P4">26</text:p>
          </table:table-cell>
        </table:table-row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CAPÍTULO III. RESULTADOS DA AVALIAÇÃO DO PEC- OSASCO 2010</text:p>
          </table:table-cell>
          <table:table-cell table:style-name="Tabela1.B4" office:value-type="float" office:value="27">
            <text:p text:style-name="P4">27</text:p>
          </table:table-cell>
        </table:table-row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3. Análise dos resultados da Educação Infantil</text:p>
          </table:table-cell>
          <table:table-cell table:style-name="Tabela1.B4" office:value-type="float" office:value="27">
            <text:p text:style-name="P4">27</text:p>
          </table:table-cell>
        </table:table-row>
        <text:soft-page-break/>
        <table:table-row>
          <table:table-cell table:style-name="Tabela1.A1" office:value-type="string">
            <text:p text:style-name="P5">3.1. Análise dos dados, por dimensões e indicadores</text:p>
          </table:table-cell>
          <table:table-cell table:style-name="Tabela1.B4" office:value-type="float" office:value="27">
            <text:p text:style-name="P4">27</text:p>
          </table:table-cell>
        </table:table-row>
        <table:table-row>
          <table:table-cell table:style-name="Tabela1.A1" office:value-type="string">
            <text:p text:style-name="P8">3.1.1. Dimensão 1. Ambiente Educativo</text:p>
          </table:table-cell>
          <table:table-cell table:style-name="Tabela1.B4" office:value-type="float" office:value="28">
            <text:p text:style-name="P4">28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28">
            <text:p text:style-name="P4">28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29">
            <text:p text:style-name="P4">29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31">
            <text:p text:style-name="P4">31</text:p>
          </table:table-cell>
        </table:table-row>
        <table:table-row>
          <table:table-cell table:style-name="Tabela1.A1" office:value-type="string">
            <text:p text:style-name="P8">3.1.2. Dimensão 2. Ambiente Físico Escolar e Materiais</text:p>
          </table:table-cell>
          <table:table-cell table:style-name="Tabela1.B4" office:value-type="float" office:value="33">
            <text:p text:style-name="P4">33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33">
            <text:p text:style-name="P4">33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34">
            <text:p text:style-name="P4">34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35">
            <text:p text:style-name="P4">35</text:p>
          </table:table-cell>
        </table:table-row>
        <table:table-row>
          <table:table-cell table:style-name="Tabela1.A1" office:value-type="string">
            <text:p text:style-name="P8">3.1.3. Dimensão 3. Planejamento Institucional e Prática Pedagógica</text:p>
          </table:table-cell>
          <table:table-cell table:style-name="Tabela1.B4" office:value-type="float" office:value="36">
            <text:p text:style-name="P4">36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36">
            <text:p text:style-name="P4">36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37">
            <text:p text:style-name="P4">37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39">
            <text:p text:style-name="P4">39</text:p>
          </table:table-cell>
        </table:table-row>
        <table:table-row>
          <table:table-cell table:style-name="Tabela1.A1" office:value-type="string">
            <text:p text:style-name="P8">3.1.4. Dimensão 4. Avaliação</text:p>
          </table:table-cell>
          <table:table-cell table:style-name="Tabela1.B4" office:value-type="float" office:value="41">
            <text:p text:style-name="P4">41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41">
            <text:p text:style-name="P4">41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42">
            <text:p text:style-name="P4">42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43">
            <text:p text:style-name="P4">43</text:p>
          </table:table-cell>
        </table:table-row>
        <table:table-row>
          <table:table-cell table:style-name="Tabela1.A1" office:value-type="string">
            <text:p text:style-name="P8">3.1.5. Dimensão 5. Acesso e Permanência dos Educandos na Escola</text:p>
          </table:table-cell>
          <table:table-cell table:style-name="Tabela1.B4" office:value-type="float" office:value="44">
            <text:p text:style-name="P4">44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44">
            <text:p text:style-name="P4">44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45">
            <text:p text:style-name="P4">45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46">
            <text:p text:style-name="P4">46</text:p>
          </table:table-cell>
        </table:table-row>
        <table:table-row>
          <table:table-cell table:style-name="Tabela1.A1" office:value-type="string">
            <text:p text:style-name="P8">3.1.6 Dimensão 6. Promoção da Saúde</text:p>
          </table:table-cell>
          <table:table-cell table:style-name="Tabela1.B4" office:value-type="float" office:value="47">
            <text:p text:style-name="P4">47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47">
            <text:p text:style-name="P4">47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48">
            <text:p text:style-name="P4">48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49">
            <text:p text:style-name="P4">49</text:p>
          </table:table-cell>
        </table:table-row>
        <table:table-row>
          <table:table-cell table:style-name="Tabela1.A1" office:value-type="string">
            <text:p text:style-name="P8">3.1.7. Dimensão 7. Educação Socioambiental e Práticas Ecopedagógicas</text:p>
          </table:table-cell>
          <table:table-cell table:style-name="Tabela1.B4" office:value-type="float" office:value="50">
            <text:p text:style-name="P4">50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50">
            <text:p text:style-name="P4">50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51">
            <text:p text:style-name="P4">51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52">
            <text:p text:style-name="P4">52</text:p>
          </table:table-cell>
        </table:table-row>
        <table:table-row>
          <table:table-cell table:style-name="Tabela1.A1" office:value-type="string">
            <text:p text:style-name="P8">3.1.8 Dimensão 8. Envolvimento com as Famílias e Participação na Rede de Proteção Social</text:p>
          </table:table-cell>
          <table:table-cell table:style-name="Tabela1.B4" office:value-type="float" office:value="53">
            <text:p text:style-name="P4">53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53">
            <text:p text:style-name="P4">53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54">
            <text:p text:style-name="P4">54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55">
            <text:p text:style-name="P4">55</text:p>
          </table:table-cell>
        </table:table-row>
        <text:soft-page-break/>
        <table:table-row>
          <table:table-cell table:style-name="Tabela1.A1" office:value-type="string">
            <text:p text:style-name="P8">3.1.9. Dimensão 9. Gestão Escolar Democrática</text:p>
          </table:table-cell>
          <table:table-cell table:style-name="Tabela1.B4" office:value-type="float" office:value="56">
            <text:p text:style-name="P4">56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56">
            <text:p text:style-name="P4">56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57">
            <text:p text:style-name="P4">57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58">
            <text:p text:style-name="P4">58</text:p>
          </table:table-cell>
        </table:table-row>
        <table:table-row>
          <table:table-cell table:style-name="Tabela1.A1" office:value-type="string">
            <text:p text:style-name="P8">3.1.10. Dimensão 10. Formação e Condições de Trabalho dos Profissionais da Escola</text:p>
          </table:table-cell>
          <table:table-cell table:style-name="Tabela1.B4" office:value-type="float" office:value="59">
            <text:p text:style-name="P4">59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59">
            <text:p text:style-name="P4">59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60">
            <text:p text:style-name="P4">60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61">
            <text:p text:style-name="P4">61</text:p>
          </table:table-cell>
        </table:table-row>
        <table:table-row>
          <table:table-cell table:style-name="Tabela1.A1" office:value-type="string">
            <text:p text:style-name="P6">3.<text:span text:style-name="T1">2</text:span>. Resultados dos agrupamentos a partir das regiões geográficas, por dimensões: Educação Infantil</text:p>
          </table:table-cell>
          <table:table-cell table:style-name="Tabela1.A1" office:value-type="string">
            <text:p text:style-name="P4">6<text:span text:style-name="T2">2</text:span></text:p>
          </table:table-cell>
        </table:table-row>
        <table:table-row>
          <table:table-cell table:style-name="Tabela1.A1" office:value-type="string">
            <text:p text:style-name="P6">3.<text:span text:style-name="T1">3</text:span>. Quadro dos índices das unidades por dimensões: Educação Infantil</text:p>
          </table:table-cell>
          <table:table-cell table:style-name="Tabela1.B4" office:value-type="float" office:value="64">
            <text:p text:style-name="P11">64</text:p>
          </table:table-cell>
        </table:table-row>
        <table:table-row>
          <table:table-cell table:style-name="Tabela1.A1" office:value-type="string">
            <text:p text:style-name="P5">4. Análise dos resultados do Ensino Fundamental</text:p>
          </table:table-cell>
          <table:table-cell table:style-name="Tabela1.B4" office:value-type="float" office:value="71">
            <text:p text:style-name="P11">71</text:p>
          </table:table-cell>
        </table:table-row>
        <table:table-row>
          <table:table-cell table:style-name="Tabela1.A1" office:value-type="string">
            <text:p text:style-name="P5">4.1. Análise dos dados por dimensões e indicadores</text:p>
          </table:table-cell>
          <table:table-cell table:style-name="Tabela1.B4" office:value-type="float" office:value="71">
            <text:p text:style-name="P11">71</text:p>
          </table:table-cell>
        </table:table-row>
        <table:table-row>
          <table:table-cell table:style-name="Tabela1.A1" office:value-type="string">
            <text:p text:style-name="P8">4.1.1. Dimensão 1. Ambiente Educativo</text:p>
          </table:table-cell>
          <table:table-cell table:style-name="Tabela1.B4" office:value-type="float" office:value="72">
            <text:p text:style-name="P11">72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A1" office:value-type="string">
            <text:p text:style-name="P7">7<text:span text:style-name="T2">2</text:span>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A1" office:value-type="string">
            <text:p text:style-name="P4">7<text:span text:style-name="T2">3</text:span>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4">7<text:span text:style-name="T2">6</text:span></text:p>
          </table:table-cell>
        </table:table-row>
        <table:table-row>
          <table:table-cell table:style-name="Tabela1.A1" office:value-type="string">
            <text:p text:style-name="P8">4.1.2. Dimensão 2. Ambiente Físico Escolar e Materiais</text:p>
          </table:table-cell>
          <table:table-cell table:style-name="Tabela1.A1" office:value-type="string">
            <text:p text:style-name="P4">7<text:span text:style-name="T2">7</text:span>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A1" office:value-type="string">
            <text:p text:style-name="P4">7<text:span text:style-name="T2">7</text:span>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A1" office:value-type="string">
            <text:p text:style-name="P4">7<text:span text:style-name="T2">8</text:span>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4">7<text:span text:style-name="T2">9</text:span></text:p>
          </table:table-cell>
        </table:table-row>
        <table:table-row>
          <table:table-cell table:style-name="Tabela1.A1" office:value-type="string">
            <text:p text:style-name="P8">4.1.3. Dimensão 3. Planejamento Institucional e Prática Pedagógica</text:p>
          </table:table-cell>
          <table:table-cell table:style-name="Tabela1.B4" office:value-type="float" office:value="80">
            <text:p text:style-name="P11">80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80">
            <text:p text:style-name="P11">80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81">
            <text:p text:style-name="P11">81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7">8<text:span text:style-name="T2">3</text:span></text:p>
          </table:table-cell>
        </table:table-row>
        <table:table-row>
          <table:table-cell table:style-name="Tabela1.A1" office:value-type="string">
            <text:p text:style-name="P8">4.1.4. Dimensão 4. Avaliação</text:p>
          </table:table-cell>
          <table:table-cell table:style-name="Tabela1.A1" office:value-type="string">
            <text:p text:style-name="P4">8<text:span text:style-name="T2">4</text:span>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A1" office:value-type="string">
            <text:p text:style-name="P4">8<text:span text:style-name="T2">4</text:span>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A1" office:value-type="string">
            <text:p text:style-name="P4">8<text:span text:style-name="T2">5</text:span>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4">8<text:span text:style-name="T2">7</text:span></text:p>
          </table:table-cell>
        </table:table-row>
        <table:table-row>
          <table:table-cell table:style-name="Tabela1.A1" office:value-type="string">
            <text:p text:style-name="P8">4.1.5. Dimensão 5. Acesso e Permanência dos Educandos na Escola</text:p>
          </table:table-cell>
          <table:table-cell table:style-name="Tabela1.A1" office:value-type="string">
            <text:p text:style-name="P4">8<text:span text:style-name="T2">8</text:span>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A1" office:value-type="string">
            <text:p text:style-name="P4">8<text:span text:style-name="T2">8</text:span>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A1" office:value-type="string">
            <text:p text:style-name="P4">8<text:span text:style-name="T2">9</text:span>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B4" office:value-type="float" office:value="90">
            <text:p text:style-name="P11">90</text:p>
          </table:table-cell>
        </table:table-row>
        <table:table-row>
          <table:table-cell table:style-name="Tabela1.A1" office:value-type="string">
            <text:p text:style-name="P8">4.1.6. Dimensão 6. Promoção da Saúde</text:p>
          </table:table-cell>
          <table:table-cell table:style-name="Tabela1.B4" office:value-type="float" office:value="91">
            <text:p text:style-name="P11">91</text:p>
          </table:table-cell>
        </table:table-row>
        <text:soft-page-break/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91">
            <text:p text:style-name="P11">91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A1" office:value-type="string">
            <text:p text:style-name="P7">9<text:span text:style-name="T2">2</text:span>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4">9<text:span text:style-name="T2">3</text:span></text:p>
          </table:table-cell>
        </table:table-row>
        <table:table-row>
          <table:table-cell table:style-name="Tabela1.A1" office:value-type="string">
            <text:p text:style-name="P8">4.1.7. Dimensão 7. Educação Socioambiental e Práticas Ecopedagógicas</text:p>
          </table:table-cell>
          <table:table-cell table:style-name="Tabela1.A1" office:value-type="string">
            <text:p text:style-name="P4">9<text:span text:style-name="T2">4</text:span>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A1" office:value-type="string">
            <text:p text:style-name="P4">9<text:span text:style-name="T2">4</text:span>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A1" office:value-type="string">
            <text:p text:style-name="P4">9<text:span text:style-name="T2">5</text:span>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4">9<text:span text:style-name="T2">6</text:span></text:p>
          </table:table-cell>
        </table:table-row>
        <table:table-row>
          <table:table-cell table:style-name="Tabela1.A1" office:value-type="string">
            <text:p text:style-name="P8">4.1.8. Dimensão 8. Envolvimento com as Famílias e Participação na Rede de Proteção Social</text:p>
          </table:table-cell>
          <table:table-cell table:style-name="Tabela1.A1" office:value-type="string">
            <text:p text:style-name="P4">9<text:span text:style-name="T2">7</text:span>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A1" office:value-type="string">
            <text:p text:style-name="P4">9<text:span text:style-name="T2">7</text:span>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A1" office:value-type="string">
            <text:p text:style-name="P4">9<text:span text:style-name="T2">9</text:span>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4">9<text:span text:style-name="T2">9</text:span></text:p>
          </table:table-cell>
        </table:table-row>
        <table:table-row>
          <table:table-cell table:style-name="Tabela1.A1" office:value-type="string">
            <text:p text:style-name="P8">4.1.9. Dimensão 9. Gestão Escolar Democrática</text:p>
          </table:table-cell>
          <table:table-cell table:style-name="Tabela1.B4" office:value-type="float" office:value="100">
            <text:p text:style-name="P11">100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B4" office:value-type="float" office:value="100">
            <text:p text:style-name="P11">100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B4" office:value-type="float" office:value="101">
            <text:p text:style-name="P11">101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7">10<text:span text:style-name="T2">2</text:span></text:p>
          </table:table-cell>
        </table:table-row>
        <table:table-row>
          <table:table-cell table:style-name="Tabela1.A1" office:value-type="string">
            <text:p text:style-name="P8">4.1.10. Dimensão 10. Formação e Condições de Trabalho dos Profissionais da Escola</text:p>
          </table:table-cell>
          <table:table-cell table:style-name="Tabela1.A1" office:value-type="string">
            <text:p text:style-name="P4">10<text:span text:style-name="T2">3</text:span>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A1" office:value-type="string">
            <text:p text:style-name="P4">10<text:span text:style-name="T2">3</text:span>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A1" office:value-type="string">
            <text:p text:style-name="P4">10<text:span text:style-name="T2">4</text:span>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4">10<text:span text:style-name="T2">5</text:span></text:p>
          </table:table-cell>
        </table:table-row>
        <table:table-row>
          <table:table-cell table:style-name="Tabela1.A1" office:value-type="string">
            <text:p text:style-name="P8">4.1.11. Dimensão 11. Processos de Alfabetização e Letramento</text:p>
          </table:table-cell>
          <table:table-cell table:style-name="Tabela1.A1" office:value-type="string">
            <text:p text:style-name="P4">10<text:span text:style-name="T2">6</text:span></text:p>
          </table:table-cell>
        </table:table-row>
        <table:table-row>
          <table:table-cell table:style-name="Tabela1.A1" office:value-type="string">
            <text:p text:style-name="P10">a) gráfico geral da rede sobre a dimensão</text:p>
          </table:table-cell>
          <table:table-cell table:style-name="Tabela1.A1" office:value-type="string">
            <text:p text:style-name="P4">10<text:span text:style-name="T2">6</text:span></text:p>
          </table:table-cell>
        </table:table-row>
        <table:table-row>
          <table:table-cell table:style-name="Tabela1.A1" office:value-type="string">
            <text:p text:style-name="P10">b) gráficos gerais das percepções da rede sobre os indicadores</text:p>
          </table:table-cell>
          <table:table-cell table:style-name="Tabela1.A1" office:value-type="string">
            <text:p text:style-name="P4">10<text:span text:style-name="T2">7</text:span></text:p>
          </table:table-cell>
        </table:table-row>
        <table:table-row>
          <table:table-cell table:style-name="Tabela1.A1" office:value-type="string">
            <text:p text:style-name="P10">c) questões problematizadoras</text:p>
          </table:table-cell>
          <table:table-cell table:style-name="Tabela1.A1" office:value-type="string">
            <text:p text:style-name="P4">10<text:span text:style-name="T2">9</text:span></text:p>
          </table:table-cell>
        </table:table-row>
        <table:table-row>
          <table:table-cell table:style-name="Tabela1.A1" office:value-type="string">
            <text:p text:style-name="P6">4.<text:span text:style-name="T1">2</text:span>. Resultados dos agrupamentos a partir das notas obtidas no IDEB, por dimensões: Ensino Fundamental </text:p>
          </table:table-cell>
          <table:table-cell table:style-name="Tabela1.A1" office:value-type="string">
            <text:p text:style-name="P4">1<text:span text:style-name="T2">10</text:span></text:p>
          </table:table-cell>
        </table:table-row>
        <table:table-row>
          <table:table-cell table:style-name="Tabela1.A1" office:value-type="string">
            <text:p text:style-name="P6">4.<text:span text:style-name="T1">3</text:span>. Quadro dos índices das unidades de Ensino Fundamental</text:p>
          </table:table-cell>
          <table:table-cell table:style-name="Tabela1.A1" office:value-type="string">
            <text:p text:style-name="P4">11<text:span text:style-name="T2">1</text:span></text:p>
          </table:table-cell>
        </table:table-row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CAPÍTULO <text:span text:style-name="T1">I</text:span>V. META-AVALIAÇÃO</text:p>
          </table:table-cell>
          <table:table-cell table:style-name="Tabela1.A1" office:value-type="string">
            <text:p text:style-name="P4">1<text:span text:style-name="T1">1</text:span><text:span text:style-name="T2">6</text:span></text:p>
          </table:table-cell>
        </table:table-row>
        <table:table-row>
          <table:table-cell table:style-name="Tabela1.A1" office:value-type="string">
            <text:p text:style-name="P5">a) Mobilização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b) Participação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c) Metodologia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d) Condições Físicas e Materiais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e) Período de Aplicação e Inserção dos dados no on-line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f) Análise Coletiva</text:p>
          </table:table-cell>
          <table:table-cell table:style-name="Tabela1.A1" office:value-type="string">
            <text:p text:style-name="P4"/>
          </table:table-cell>
        </table:table-row>
        <text:soft-page-break/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5">CAPÍTULO V. CONSIDERAÇÕES FINAIS</text:p>
          </table:table-cell>
          <table:table-cell table:style-name="Tabela1.A1" office:value-type="string">
            <text:p text:style-name="P4">11<text:span text:style-name="T2">7</text:span></text:p>
            <text:p text:style-name="P4"/>
          </table:table-cell>
        </table:table-row>
        <table:table-row>
          <table:table-cell table:style-name="Tabela1.A1" office:value-type="string">
            <text:p text:style-name="P12"><text:span text:style-name="T3">ANEXOS</text:span></text:p>
          </table:table-cell>
          <table:table-cell table:style-name="Tabela1.B4" office:value-type="float" office:value="118">
            <text:p text:style-name="P13"><text:span text:style-name="T3">118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4T10:55:16</meta:creation-date>
    <dc:date>2011-04-12T13:58:24</dc:date>
    <meta:editing-duration>PT05H00M09S</meta:editing-duration>
    <meta:editing-cycles>8</meta:editing-cycles>
    <meta:generator>OpenOffice.org/3.2$Linux OpenOffice.org_project/320m19$Build-9505</meta:generator>
    <meta:print-date>2011-03-15T09:27:47</meta:print-date>
    <dc:creator>Fabrício </dc:creator>
    <meta:document-statistic meta:table-count="1" meta:image-count="0" meta:object-count="0" meta:page-count="5" meta:paragraph-count="246" meta:word-count="1004" meta:character-count="6027"/>
  </office:meta>
</office:document-meta>
</file>